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b776" officeooo:paragraph-rsid="0016b776"/>
    </style:style>
    <style:style style:name="P2" style:family="paragraph" style:parent-style-name="Standard">
      <style:text-properties officeooo:rsid="001a0246" officeooo:paragraph-rsid="001a0246"/>
    </style:style>
    <style:style style:name="P3" style:family="paragraph" style:parent-style-name="Standard">
      <style:text-properties officeooo:rsid="001f4b33" officeooo:paragraph-rsid="001f4b33"/>
    </style:style>
    <style:style style:name="P4" style:family="paragraph" style:parent-style-name="Text_20_body">
      <style:text-properties officeooo:rsid="001a0246"/>
    </style:style>
    <style:style style:name="P5" style:family="paragraph" style:parent-style-name="Standard" style:list-style-name="L1">
      <style:text-properties officeooo:rsid="0016b776" officeooo:paragraph-rsid="0016b776"/>
    </style:style>
    <style:style style:name="P6" style:family="paragraph">
      <style:paragraph-properties fo:text-align="center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-color="#f7a19a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loext:graphic-properties draw:fill-color="#f7a19a"/>
      <style:paragraph-properties fo:text-align="center"/>
    </style:style>
    <style:style style:name="P11" style:family="paragraph">
      <loext:graphic-properties draw:fill-color="#eeeeee"/>
      <style:paragraph-properties fo:text-align="center"/>
    </style:style>
    <style:style style:name="P12" style:family="paragraph">
      <style:paragraph-properties fo:text-align="center"/>
      <style:text-properties fo:font-size="12pt"/>
    </style:style>
    <style:style style:name="P13" style:family="paragraph">
      <style:paragraph-properties fo:text-align="end"/>
    </style:style>
    <style:style style:name="P14" style:family="paragraph">
      <loext:graphic-properties draw:fill-color="#ffffff"/>
      <style:paragraph-properties fo:text-align="end"/>
      <style:text-properties fo:font-size="12pt"/>
    </style:style>
    <style:style style:name="P15" style:family="paragraph">
      <loext:graphic-properties draw:fill-color="#eeeeee"/>
    </style:style>
    <style:style style:name="P16" style:family="paragraph">
      <loext:graphic-properties draw:fill="solid" draw:fill-color="#99cc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99cc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ffffff"/>
    </style:style>
    <style:style style:name="P19" style:family="paragraph">
      <loext:graphic-properties draw:fill="none"/>
    </style:style>
    <style:style style:name="T1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-color="#729fcf" draw:textarea-horizontal-align="justify" draw:textarea-vertical-align="middle" draw:auto-grow-height="false" fo:min-height="0.4201in" fo:min-width="0.4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4618in" fo:min-width="1.8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7a19a" draw:textarea-horizontal-align="justify" draw:textarea-vertical-align="middle" draw:auto-grow-height="false" fo:min-height="0.5839in" fo:min-width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dddddd" draw:textarea-horizontal-align="justify" draw:textarea-vertical-align="middle" draw:auto-grow-height="false" fo:min-height="0.8217in" fo:min-width="0.8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5846in" fo:min-width="0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7a19a" draw:textarea-horizontal-align="justify" draw:textarea-vertical-align="middle" draw:auto-grow-height="false" fo:min-height="3.2366in" fo:min-width="1.4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eeeeee" draw:textarea-horizontal-align="justify" draw:textarea-vertical-align="middle" draw:auto-grow-height="false" fo:min-height="2.8543in" fo:min-width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5311in" fo:min-width="1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-color="#ffffff" draw:textarea-horizontal-align="justify" draw:textarea-vertical-align="middle" draw:auto-grow-height="false" fo:min-height="0.189in" fo:min-width="0.7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draw:fill-color="#ffffff" draw:textarea-horizontal-align="justify" draw:textarea-vertical-align="middle" draw:auto-grow-height="false" fo:min-height="0.1898in" fo:min-width="0.7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eeeeee" draw:textarea-horizontal-align="justify" draw:textarea-vertical-align="middle" draw:auto-grow-height="false" fo:min-height="0.2083in" fo:min-width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25in" fo:min-width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2291in" fo:min-width="0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7" style:family="graphic">
      <style:graphic-properties draw:stroke="solid" svg:stroke-width="0in" svg:stroke-color="#000000" draw:marker-start="Arrow" draw:marker-start-width="0.0591in" draw:marker-start-center="true" draw:marker-end="" draw:marker-end-width="0.0398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1181in" draw:marker-start-center="false" draw:marker-end="Arrow" draw:marker-end-width="0.0398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0" style:family="graphic">
      <style:graphic-properties draw:fill-color="#ffffff" draw:textarea-horizontal-align="justify" draw:textarea-vertical-align="middle" draw:auto-grow-height="false" fo:min-height="0.198in" fo:min-width="0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tyle:run-through="foreground"/>
    </style:style>
    <style:style style:name="gr22" style:family="graphic">
      <style:graphic-properties draw:textarea-horizontal-align="justify" draw:textarea-vertical-align="middle" draw:auto-grow-height="false" fo:min-height="0.5835in" fo:min-width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width="0.0402in" draw:marker-start-width="0.1984in" draw:marker-end-width="0.1984in" draw:fill-color="#ffffff" draw:textarea-horizontal-align="justify" draw:textarea-vertical-align="middle" draw:auto-grow-height="false" fo:min-height="0.1346in" fo:min-width="0.1563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width="0.0402in" draw:marker-start-width="0.1984in" draw:marker-end-width="0.1984in" draw:fill-color="#ffffff" draw:textarea-horizontal-align="justify" draw:textarea-vertical-align="middle" draw:auto-grow-height="false" fo:min-height="0.0957in" fo:min-width="0.1173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="none" draw:textarea-horizontal-align="justify" draw:textarea-vertical-align="middle" draw:auto-grow-height="false" fo:min-height="0.5417in" fo:min-width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-color="#ffffff" draw:textarea-horizontal-align="justify" draw:textarea-vertical-align="middle" draw:auto-grow-height="false" fo:min-height="0.2291in" fo:min-width="1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0.2189in" fo:min-width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0.2189in" fo:min-width="0.6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false" fo:min-height="0.2189in" fo:min-width="0.8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0.2189in" fo:min-width="0.7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textarea-horizontal-align="justify" draw:textarea-vertical-align="middle" draw:auto-grow-height="false" fo:min-height="0.2189in" fo:min-width="0.7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textarea-horizontal-align="justify" draw:textarea-vertical-align="middle" draw:auto-grow-height="false" fo:min-height="0.2189in" fo:min-width="0.9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fill-color="#ffffff" draw:textarea-horizontal-align="justify" draw:textarea-vertical-align="middle" draw:auto-grow-height="false" fo:min-height="0.2291in" fo:min-width="0.6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textarea-horizontal-align="justify" draw:textarea-vertical-align="middle" draw:auto-grow-height="false" fo:min-height="0.2083in" fo:min-width="0.5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textarea-horizontal-align="justify" draw:textarea-vertical-align="middle" draw:auto-grow-height="false" fo:min-height="0.2398in" fo:min-width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textarea-horizontal-align="justify" draw:textarea-vertical-align="middle" draw:auto-grow-height="false" fo:min-height="0.2709in" fo:min-width="0.4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Контроллер двигателя</text:p>
      <text:p text:style-name="Subtitle">схема подключения</text:p>
      <text:p text:style-name="Text_20_body"/>
      <text:p text:style-name="Text_20_body"/>
      <text:p text:style-name="P4"><draw:custom-shape text:anchor-type="paragraph" draw:z-index="3" draw:name="Shape4" draw:style-name="gr4" draw:text-style-name="P9" svg:width="0.8232in" svg:height="0.8217in" svg:x="0.0445in" svg:y="0.1575in"><text:p text:style-name="P6">Engine</text:p><draw:enhanced-geometry svg:viewBox="0 0 21600 21600" draw:type="rectangle" draw:enhanced-path="M 0 0 L 21600 0 21600 21600 0 21600 0 0 Z N"/></draw:custom-shape><draw:custom-shape text:anchor-type="paragraph" draw:z-index="6" draw:name="Shape7" draw:style-name="gr7" draw:text-style-name="P11" svg:width="0.4276in" svg:height="2.8543in" svg:x="4.3256in" svg:y="0.1693in"><text:p text:style-name="P6">rj45</text:p><draw:enhanced-geometry svg:viewBox="0 0 21600 21600" draw:type="rectangle" draw:enhanced-path="M 0 0 L 21600 0 21600 21600 0 21600 0 0 Z N"/></draw:custom-shape><draw:custom-shape text:anchor-type="paragraph" draw:z-index="5" draw:name="Shape6" draw:style-name="gr6" draw:text-style-name="P10" svg:width="1.4898in" svg:height="3.237in" svg:x="8.0965in" svg:y="0.1484in"><text:p/><draw:enhanced-geometry svg:viewBox="0 0 21600 21600" draw:type="rectangle" draw:enhanced-path="M 0 0 L 21600 0 21600 21600 0 21600 0 0 Z N"/></draw:custom-shape><draw:custom-shape text:anchor-type="paragraph" draw:z-index="25" draw:name="Shape14" draw:style-name="gr10" draw:text-style-name="P14" svg:width="0.7413in" svg:height="0.1894in" svg:x="3.4638in" svg:y="0.1646in"><text:p text:style-name="P13"><text:span text:style-name="T1">8</text:span><text:span text:style-name="T1">.</text:span><text:span text:style-name="T1">B</text:span><text:span text:style-name="T1">r</text:span><text:span text:style-name="T1">o</text:span><text:span text:style-name="T1">w</text:span><text:span text:style-name="T1">n</text:span></text:p><draw:enhanced-geometry svg:viewBox="0 0 21600 21600" draw:type="rectangle" draw:enhanced-path="M 0 0 L 21600 0 21600 21600 0 21600 0 0 Z N"/></draw:custom-shape><draw:custom-shape text:anchor-type="paragraph" draw:z-index="54" draw:name="Shape45" draw:style-name="gr23" draw:text-style-name="P18" svg:width="0.1567in" svg:height="0.135in" svg:x="1.3902in" svg:y="0.1673in"><text:p>-</text:p><draw:enhanced-geometry svg:viewBox="0 0 21600 21600" draw:type="rectangle" draw:enhanced-path="M 0 0 L 21600 0 21600 21600 0 21600 0 0 Z N"/></draw:custom-shape></text:p>
      <text:p text:style-name="P1"><draw:line text:anchor-type="paragraph" draw:z-index="7" draw:name="Shape9" draw:style-name="gr8" draw:text-style-name="P12" svg:x1="1.3362in" svg:y1="0.0579in" svg:x2="5.2343in" svg:y2="0.0362in"><text:p/></draw:line><draw:custom-shape text:anchor-type="paragraph" draw:z-index="4" draw:name="Shape5" draw:style-name="gr5" draw:text-style-name="P6" svg:width="0.4067in" svg:height="0.585in" svg:x="0.9299in" svg:y="-0.0689in"><text:p text:style-name="P6">t</text:p><draw:enhanced-geometry svg:viewBox="0 0 21600 21600" draw:type="rectangle" draw:enhanced-path="M 0 0 L 21600 0 21600 21600 0 21600 0 0 Z N"/></draw:custom-shape><draw:custom-shape text:anchor-type="paragraph" draw:z-index="24" draw:name="Shape14" draw:style-name="gr10" draw:text-style-name="P14" svg:width="0.7413in" svg:height="0.1894in" svg:x="3.5846in" svg:y="0.1701in"><text:p text:style-name="P13"><text:span text:style-name="T1">7</text:span><text:span text:style-name="T1">.</text:span><text:span text:style-name="T1">B</text:span><text:span text:style-name="T1">r</text:span><text:span text:style-name="T1">o</text:span><text:span text:style-name="T1">w</text:span><text:span text:style-name="T1">n</text:span><text:span text:style-name="T1">L</text:span></text:p><draw:enhanced-geometry svg:viewBox="0 0 21600 21600" draw:type="rectangle" draw:enhanced-path="M 0 0 L 21600 0 21600 21600 0 21600 0 0 Z N"/></draw:custom-shape><draw:g text:anchor-type="paragraph" draw:z-index="55" draw:name="Shape35" draw:style-name="gr15"><draw:line draw:style-name="gr16" draw:text-style-name="P16" svg:x1="2.7909in" svg:y1="0.0366in" svg:x2="2.7909in" svg:y2="0.135in"><text:p/></draw:line><draw:line draw:style-name="gr16" draw:text-style-name="P16" svg:x1="2.6925in" svg:y1="0.135in" svg:x2="2.8894in" svg:y2="0.135in"><text:p/></draw:line></draw:g><draw:line text:anchor-type="paragraph" draw:z-index="57" draw:name="Shape47" draw:style-name="gr8" draw:text-style-name="P6" svg:x1="5.2441in" svg:y1="2.7039in" svg:x2="5.2339in" svg:y2="0.0575in"><text:p/></draw:line><draw:custom-shape text:anchor-type="paragraph" draw:z-index="72" draw:name="Shape56" draw:style-name="gr33" draw:text-style-name="P18" svg:width="0.6776in" svg:height="0.2295in" svg:x="8.448in" svg:y="-0.0874in"><text:p>ESP8266</text:p><draw:enhanced-geometry svg:viewBox="0 0 21600 21600" draw:type="rectangle" draw:enhanced-path="M 0 0 L 21600 0 21600 21600 0 21600 0 0 Z N"/></draw:custom-shape></text:p>
      <text:p text:style-name="P1"><draw:line text:anchor-type="paragraph" draw:z-index="8" draw:name="Shape10" draw:style-name="gr8" draw:text-style-name="P6" svg:x1="1.3362in" svg:y1="0.2091in" svg:x2="5.4063in" svg:y2="0.1673in"><text:p/></draw:line><draw:line text:anchor-type="paragraph" draw:z-index="52" draw:name="Shape43" draw:style-name="gr8" draw:text-style-name="P6" svg:x1="1.3362in" svg:y1="0.0429in" svg:x2="1.6197in" svg:y2="0.0429in"><text:p/></draw:line><draw:line text:anchor-type="paragraph" draw:z-index="53" draw:name="Shape44" draw:style-name="gr8" draw:text-style-name="P6" svg:x1="1.6295in" svg:y1="0.4476in" svg:x2="1.6193in" svg:y2="0.0429in"><text:p/></draw:line><draw:line text:anchor-type="paragraph" draw:z-index="64" draw:name="Shape52" draw:style-name="gr8" draw:text-style-name="P6" svg:x1="5.4374in" svg:y1="2.0429in" svg:x2="5.4063in" svg:y2="0.1673in"><text:p/></draw:line></text:p>
      <text:p text:style-name="P1"><draw:custom-shape text:anchor-type="paragraph" draw:z-index="23" draw:name="Shape14" draw:style-name="gr10" draw:text-style-name="P14" svg:width="0.7413in" svg:height="0.1894in" svg:x="3.4953in" svg:y="0.0256in"><text:p text:style-name="P13"><text:span text:style-name="T1">6.Green</text:span></text:p><draw:enhanced-geometry svg:viewBox="0 0 21600 21600" draw:type="rectangle" draw:enhanced-path="M 0 0 L 21600 0 21600 21600 0 21600 0 0 Z N"/></draw:custom-shape><draw:custom-shape text:anchor-type="paragraph" draw:z-index="58" draw:name="Shape45" draw:style-name="gr24" draw:text-style-name="P18" svg:width="0.1567in" svg:height="0.135in" svg:x="1.3362in" svg:y="0.0701in"><text:p>+</text:p><draw:enhanced-geometry svg:viewBox="0 0 21600 21600" draw:type="rectangle" draw:enhanced-path="M 0 0 L 21600 0 21600 21600 0 21600 0 0 Z N"/></draw:custom-shape><draw:custom-shape text:anchor-type="paragraph" draw:z-index="71" draw:name="Shape55" draw:style-name="gr32" svg:width="0.9276in" svg:height="0.2189in" svg:x="8.1563in" svg:y="0.1016in"><text:p>D5 GPIO14</text:p><draw:enhanced-geometry svg:viewBox="0 0 21600 21600" draw:type="rectangle" draw:enhanced-path="M 0 0 L 21600 0 21600 21600 0 21600 0 0 Z N"/></draw:custom-shape></text:p>
      <text:p text:style-name="P1"><draw:line text:anchor-type="paragraph" draw:z-index="9" draw:name="Shape11" draw:style-name="gr8" draw:text-style-name="P6" svg:x1="1.6193in" svg:y1="0.0646in" svg:x2="8.0965in" svg:y2="0.0228in"><text:p/></draw:line><draw:custom-shape text:anchor-type="paragraph" draw:z-index="20" draw:name="Shape14" draw:style-name="gr10" draw:text-style-name="P14" svg:width="0.7413in" svg:height="0.1894in" svg:x="3.5161in" svg:y="0.0646in"><text:p text:style-name="P13"><text:span text:style-name="T1">5</text:span><text:span text:style-name="T1">.</text:span><text:span text:style-name="T1">B</text:span><text:span text:style-name="T1">l</text:span><text:span text:style-name="T1">u</text:span><text:span text:style-name="T1">e</text:span><text:span text:style-name="T1">L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31" draw:name="Shape21" draw:style-name="gr8" draw:text-style-name="P6" svg:x1="1.0264in" svg:y1="0.1138in" svg:x2="8.1484in" svg:y2="0.0618in"><text:p/></draw:line><draw:line text:anchor-type="paragraph" draw:z-index="16" draw:name="Shape17" draw:style-name="gr8" draw:text-style-name="P6" svg:x1="1.0472in" svg:y1="2.1445in" svg:x2="1.0264in" svg:y2="0.1138in"><text:p/></draw:line><draw:custom-shape text:anchor-type="paragraph" draw:z-index="21" draw:name="Shape14" draw:style-name="gr10" draw:text-style-name="P14" svg:width="0.7413in" svg:height="0.1894in" svg:x="3.422in" svg:y="0.1638in"><text:p text:style-name="P13"><text:span text:style-name="T1">4</text:span><text:span text:style-name="T1">.</text:span><text:span text:style-name="T1">B</text:span><text:span text:style-name="T1">l</text:span><text:span text:style-name="T1">u</text:span><text:span text:style-name="T1">e</text:span></text:p><draw:enhanced-geometry svg:viewBox="0 0 21600 21600" draw:type="rectangle" draw:enhanced-path="M 0 0 L 21600 0 21600 21600 0 21600 0 0 Z N"/></draw:custom-shape><draw:custom-shape text:anchor-type="paragraph" draw:z-index="70" draw:name="Shape55" draw:style-name="gr31" svg:width="0.7713in" svg:height="0.2189in" svg:x="8.1563in" svg:y="0.0138in"><text:p>D2, GPIO4</text:p><draw:enhanced-geometry svg:viewBox="0 0 21600 21600" draw:type="rectangle" draw:enhanced-path="M 0 0 L 21600 0 21600 21600 0 21600 0 0 Z N"/></draw:custom-shape></text:p>
      <text:p text:style-name="P1"><draw:line text:anchor-type="paragraph" draw:z-index="10" draw:name="Shape12" draw:style-name="gr8" draw:text-style-name="P6" svg:x1="0.8283in" svg:y1="0.2339in" svg:x2="8.0965in" svg:y2="0.161in"><text:p/></draw:line><draw:custom-shape text:anchor-type="paragraph" draw:z-index="69" draw:name="Shape55" draw:style-name="gr30" svg:width="0.7815in" svg:height="0.2189in" svg:x="8.1563in" svg:y="0.1016in"><text:p>D1, GPIO5</text:p><draw:enhanced-geometry svg:viewBox="0 0 21600 21600" draw:type="rectangle" draw:enhanced-path="M 0 0 L 21600 0 21600 21600 0 21600 0 0 Z N"/></draw:custom-shape></text:p>
      <text:p text:style-name="P1"><draw:custom-shape text:anchor-type="paragraph" draw:z-index="0" draw:name="Shape1" draw:style-name="gr1" draw:text-style-name="P7" svg:width="0.5862in" svg:height="0.5941in" svg:x="0.0445in" svg:y="0.022in"><text:p text:style-name="P6">Gen</text:p><text:p text:style-name="P6">W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8" draw:name="Shape19" draw:style-name="gr8" draw:text-style-name="P6" svg:x1="0.8386in" svg:y1="1.7614in" svg:x2="0.8283in" svg:y2="0.0425in"><text:p/></draw:line><draw:custom-shape text:anchor-type="paragraph" draw:z-index="22" draw:name="Shape14" draw:style-name="gr10" draw:text-style-name="P14" svg:width="0.7413in" svg:height="0.1894in" svg:x="3.5366in" svg:y="0.1236in"><text:p text:style-name="P13"><text:span text:style-name="T1">3</text:span><text:span text:style-name="T1">.</text:span><text:span text:style-name="T1">G</text:span><text:span text:style-name="T1">r</text:span><text:span text:style-name="T1">e</text:span><text:span text:style-name="T1">e</text:span><text:span text:style-name="T1">n</text:span><text:span text:style-name="T1">L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28" draw:name="Shape20" draw:style-name="gr8" draw:text-style-name="P6" svg:x1="0.6307in" svg:y1="0.1429in" svg:x2="6.5173in" svg:y2="0.1209in"><text:p/></draw:line><draw:g text:anchor-type="paragraph" draw:z-index="32" draw:name="Shape25" draw:style-name="gr15"><draw:glue-point draw:id="4" svg:x="-1.9685in" svg:y="-1.5748in"/><draw:glue-point draw:id="5" svg:x="-1.9685in" svg:y="1.5748in"/><draw:glue-point draw:id="6" svg:x="1.9685in" svg:y="-1.5748in"/><draw:glue-point draw:id="7" svg:x="1.9685in" svg:y="1.5748in"/><draw:line draw:style-name="gr16" draw:text-style-name="P16" svg:x1="6.7634in" svg:y1="0.2685in" svg:x2="6.665in" svg:y2="0.2685in"><text:p/></draw:line><draw:line draw:style-name="gr16" draw:text-style-name="P16" svg:x1="6.7142in" svg:y1="0.3669in" svg:x2="6.7634in" svg:y2="0.2685in"><text:p/></draw:line><draw:line draw:style-name="gr16" draw:text-style-name="P16" svg:x1="6.665in" svg:y1="0.2685in" svg:x2="6.7142in" svg:y2="0.3669in"><text:p/></draw:line><draw:line draw:style-name="gr16" draw:text-style-name="P16" svg:x1="6.7142in" svg:y1="0.5146in" svg:x2="6.7142in" svg:y2="0.1209in"><text:p/></draw:line><draw:line draw:style-name="gr16" draw:text-style-name="P16" svg:x1="6.7634in" svg:y1="0.3673in" svg:x2="6.665in" svg:y2="0.3673in"><text:p/></draw:line><draw:line draw:style-name="gr16" draw:text-style-name="P16" svg:x1="7.0094in" svg:y1="0.1209in" svg:x2="7.0094in" svg:y2="0.5146in"><text:p/></draw:line><draw:line draw:style-name="gr16" draw:text-style-name="P16" svg:x1="7.2063in" svg:y1="0.1209in" svg:x2="7.0094in" svg:y2="0.2193in"><text:p/></draw:line><draw:line draw:style-name="gr17" draw:text-style-name="P16" svg:x1="7.1079in" svg:y1="0.4654in" svg:x2="7.0094in" svg:y2="0.4161in"><text:p/></draw:line><draw:line draw:style-name="gr16" draw:text-style-name="P16" svg:x1="7.1079in" svg:y1="0.4654in" svg:x2="7.2063in" svg:y2="0.5146in"><text:p/></draw:line><draw:line draw:style-name="gr18" draw:text-style-name="P16" svg:x1="6.8126in" svg:y1="0.2685in" svg:x2="6.9602in" svg:y2="0.2685in"><text:p/></draw:line><draw:line draw:style-name="gr18" draw:text-style-name="P16" svg:x1="6.8126in" svg:y1="0.3673in" svg:x2="6.9602in" svg:y2="0.3673in"><text:p/></draw:line><draw:line draw:style-name="gr16" draw:text-style-name="P16" svg:x1="6.7142in" svg:y1="0.1209in" svg:x2="6.5173in" svg:y2="0.1209in"><text:p/></draw:line><draw:line draw:style-name="gr16" draw:text-style-name="P16" svg:x1="6.7142in" svg:y1="0.5146in" svg:x2="6.5173in" svg:y2="0.5146in"><text:p/></draw:line><draw:line draw:style-name="gr16" draw:text-style-name="P16" svg:x1="7.2063in" svg:y1="0.1209in" svg:x2="7.4031in" svg:y2="0.1209in"><text:p/></draw:line><draw:line draw:style-name="gr16" draw:text-style-name="P16" svg:x1="7.2063in" svg:y1="0.5146in" svg:x2="7.4031in" svg:y2="0.5146in"><text:p/></draw:line><draw:rect draw:style-name="gr19" draw:text-style-name="P17" svg:width="0.6898in" svg:height="0.4925in" svg:x="6.6154in" svg:y="0.0717in"><text:p/></draw:rect></draw:g><draw:g text:anchor-type="paragraph" draw:z-index="33" draw:name="Shape26" draw:style-name="gr15"><draw:glue-point draw:id="4" svg:x="-1.1327in" svg:y="1.9634in"/><draw:glue-point draw:id="5" svg:x="-1.1902in" svg:y="-1.9276in"/><draw:line draw:style-name="gr16" draw:text-style-name="P16" svg:x1="6.2894in" svg:y1="0.3626in" svg:x2="6.1354in" svg:y2="0.3642in"><text:p/></draw:line><draw:line draw:style-name="gr16" draw:text-style-name="P16" svg:x1="6.2114in" svg:y1="0.2642in" svg:x2="6.2898in" svg:y2="0.3634in"><text:p/></draw:line><draw:line draw:style-name="gr16" draw:text-style-name="P16" svg:x1="6.1354in" svg:y1="0.3654in" svg:x2="6.211in" svg:y2="0.2642in"><text:p/></draw:line><draw:line draw:style-name="gr16" draw:text-style-name="P16" svg:x1="6.2091in" svg:y1="0.1138in" svg:x2="6.2142in" svg:y2="0.5146in"><text:p/></draw:line><draw:line draw:style-name="gr16" draw:text-style-name="P16" svg:x1="6.2874in" svg:y1="0.2626in" svg:x2="6.1335in" svg:y2="0.2642in"><text:p/></draw:line><draw:line draw:style-name="gr18" draw:text-style-name="P16" svg:x1="6.3646in" svg:y1="0.2622in" svg:x2="6.5173in" svg:y2="0.1602in"><text:p/></draw:line><draw:line draw:style-name="gr18" draw:text-style-name="P16" svg:x1="6.2878in" svg:y1="0.213in" svg:x2="6.4406in" svg:y2="0.111in"><text:p/></draw:line></draw:g><draw:custom-shape text:anchor-type="paragraph" draw:z-index="34" draw:name="Shape27" draw:style-name="gr20" draw:text-style-name="P18" svg:width="0.5315in" svg:height="0.198in" svg:x="5.6035in" svg:y="0.0701in"><text:p><text:s text:c="4"/>5K</text:p><draw:enhanced-geometry svg:viewBox="0 0 21600 21600" draw:type="rectangle" draw:enhanced-path="M 0 0 L 21600 0 21600 21600 0 21600 0 0 Z N"/></draw:custom-shape><draw:line text:anchor-type="paragraph" draw:z-index="36" draw:name="Shape31" draw:style-name="gr8" draw:text-style-name="P6" svg:x1="7.4028in" svg:y1="0.1209in" svg:x2="8.0965in" svg:y2="0.1224in"><text:p/></draw:line><draw:custom-shape text:anchor-type="paragraph" draw:z-index="68" draw:name="Shape55" draw:style-name="gr29" svg:width="0.8961in" svg:height="0.2189in" svg:x="8.1457in" svg:y="0.0283in"><text:p>D7 GPIO13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35" draw:name="Shape28" draw:style-name="gr8" draw:text-style-name="P6" svg:x1="6.5173in" svg:y1="0.1311in" svg:x2="6.2138in" svg:y2="0.1311in"><text:p/></draw:line><draw:line text:anchor-type="paragraph" draw:z-index="37" draw:name="Shape32" draw:style-name="gr8" draw:text-style-name="P6" svg:x1="7.4028in" svg:y1="0.1315in" svg:x2="7.6925in" svg:y2="0.1244in"><text:p/></draw:line><draw:g text:anchor-type="paragraph" draw:z-index="38" draw:name="Shape35" draw:style-name="gr15"><draw:line draw:style-name="gr16" draw:text-style-name="P16" svg:x1="7.6657in" svg:y1="0.1248in" svg:x2="7.6657in" svg:y2="0.2232in"><text:p/></draw:line><draw:line draw:style-name="gr16" draw:text-style-name="P16" svg:x1="7.5677in" svg:y1="0.2236in" svg:x2="7.7646in" svg:y2="0.2236in"><text:p/></draw:line></draw:g><draw:g text:anchor-type="paragraph" draw:z-index="39" draw:name="Shape35" draw:style-name="gr15"><draw:line draw:style-name="gr16" draw:text-style-name="P16" svg:x1="6.2382in" svg:y1="0.1315in" svg:x2="6.2382in" svg:y2="0.2299in"><text:p/></draw:line><draw:line draw:style-name="gr16" draw:text-style-name="P16" svg:x1="6.1406in" svg:y1="0.2291in" svg:x2="6.3374in" svg:y2="0.2291in"><text:p/></draw:line></draw:g></text:p>
      <text:p text:style-name="P1"><draw:custom-shape text:anchor-type="paragraph" draw:z-index="19" draw:name="Shape14" draw:style-name="gr11" draw:text-style-name="P14" svg:width="0.7421in" svg:height="0.1898in" svg:x="3.5264in" svg:y="0.0791in"><text:p text:style-name="P13"><text:span text:style-name="T1">2</text:span><text:span text:style-name="T1">.</text:span><text:span text:style-name="T1">R</text:span><text:span text:style-name="T1">e</text:span><text:span text:style-name="T1">d</text:span><text:span text:style-name="T1"> </text:span><text:span text:style-name="T1"><text:s/></text:span></text:p><draw:enhanced-geometry svg:viewBox="0 0 21600 21600" draw:type="rectangle" draw:enhanced-path="M 0 0 L 21600 0 21600 21600 0 21600 0 0 Z N"/></draw:custom-shape></text:p>
      <text:p text:style-name="P2"><draw:line text:anchor-type="paragraph" draw:z-index="17" draw:name="Shape18" draw:style-name="gr8" draw:text-style-name="P6" svg:x1="0.4217in" svg:y1="0.1264in" svg:x2="8.0969in" svg:y2="0.1264in"><text:p/></draw:line><draw:line text:anchor-type="paragraph" draw:z-index="11" draw:name="Shape13" draw:style-name="gr8" draw:text-style-name="P6" svg:x1="0.4217in" svg:y1="0.8028in" svg:x2="0.4224in" svg:y2="0.1264in"><text:p/></draw:line><draw:custom-shape text:anchor-type="paragraph" draw:z-index="27" draw:name="Shape22" draw:style-name="gr12" draw:text-style-name="P15" svg:width="0.2295in" svg:height="0.2087in" svg:x="0.6098in" svg:y="0.189in"><text:p>Y</text:p><draw:enhanced-geometry svg:viewBox="0 0 21600 21600" draw:type="rectangle" draw:enhanced-path="M 0 0 L 21600 0 21600 21600 0 21600 0 0 Z N"/></draw:custom-shape><draw:line text:anchor-type="paragraph" draw:z-index="65" draw:name="Shape53" draw:style-name="gr8" draw:text-style-name="P6" svg:x1="8.0965in" svg:y1="0.1264in" svg:x2="8.8957in" svg:y2="0.1264in"><text:p/></draw:line><draw:line text:anchor-type="paragraph" draw:z-index="66" draw:name="Shape54" draw:style-name="gr8" draw:text-style-name="P6" svg:x1="8.9004in" svg:y1="0.9075in" svg:x2="8.8957in" svg:y2="0.1264in"><text:p/></draw:line><draw:custom-shape text:anchor-type="paragraph" draw:z-index="63" draw:name="Shape51" draw:style-name="gr27" svg:width="0.3335in" svg:height="0.2189in" svg:x="8.2291in" svg:y="0.0228in"><text:p>+5V</text:p><draw:enhanced-geometry svg:viewBox="0 0 21600 21600" draw:type="rectangle" draw:enhanced-path="M 0 0 L 21600 0 21600 21600 0 21600 0 0 Z N"/></draw:custom-shape></text:p>
      <text:p text:style-name="P1"><draw:custom-shape text:anchor-type="paragraph" draw:z-index="26" draw:name="Shape22" draw:style-name="gr12" draw:text-style-name="P15" svg:width="0.2295in" svg:height="0.2087in" svg:x="1.0472in" svg:y="0.0075in"><text:p>W</text:p><draw:enhanced-geometry svg:viewBox="0 0 21600 21600" draw:type="rectangle" draw:enhanced-path="M 0 0 L 21600 0 21600 21600 0 21600 0 0 Z N"/></draw:custom-shape><draw:custom-shape text:anchor-type="paragraph" draw:z-index="13" draw:name="Shape14" draw:style-name="gr10" draw:text-style-name="P14" svg:width="0.7413in" svg:height="0.1894in" svg:x="3.5366in" svg:y="0.0189in"><text:p text:style-name="P13"><text:span text:style-name="T1">1</text:span><text:span text:style-name="T1">.</text:span><text:span text:style-name="T1">B</text:span><text:span text:style-name="T1">l</text:span><text:span text:style-name="T1">a</text:span><text:span text:style-name="T1">c</text:span><text:span text:style-name="T1">k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14" draw:name="Shape15" draw:style-name="gr8" draw:text-style-name="P6" svg:x1="1.3701in" svg:y1="0.0866in" svg:x2="1.3701in" svg:y2="0.4193in"><text:p/></draw:line><draw:line text:anchor-type="paragraph" draw:z-index="15" draw:name="Shape16" draw:style-name="gr8" draw:text-style-name="P6" svg:x1="1.3701in" svg:y1="0.0866in" svg:x2="5.2445in" svg:y2="0.0866in"><text:p/></draw:line><draw:line text:anchor-type="paragraph" draw:z-index="56" draw:name="Shape46" draw:style-name="gr8" draw:text-style-name="P6" svg:x1="5.2606in" svg:y1="1.6909in" svg:x2="5.2445in" svg:y2="0.0866in"><text:p/></draw:line></text:p>
      <text:p text:style-name="P1"><draw:custom-shape text:anchor-type="paragraph" draw:z-index="67" draw:name="Shape55" draw:style-name="gr28" svg:width="0.6043in" svg:height="0.2189in" svg:x="8.1457in" svg:y="0.0929in"><text:p>A0 /3</text:p><draw:enhanced-geometry svg:viewBox="0 0 21600 21600" draw:type="rectangle" draw:enhanced-path="M 0 0 L 21600 0 21600 21600 0 21600 0 0 Z N"/></draw:custom-shape><draw:custom-shape text:anchor-type="paragraph" draw:z-index="76" draw:name="Shape45" draw:style-name="gr24" draw:text-style-name="P18" svg:width="0.1567in" svg:height="0.135in" svg:x="0.2654in" svg:y="0.039in"><text:p>+</text:p><draw:enhanced-geometry svg:viewBox="0 0 21600 21600" draw:type="rectangle" draw:enhanced-path="M 0 0 L 21600 0 21600 21600 0 21600 0 0 Z N"/></draw:custom-shape><draw:custom-shape text:anchor-type="paragraph" draw:z-index="77" draw:name="Shape45" draw:style-name="gr24" draw:text-style-name="P18" svg:width="0.1567in" svg:height="0.135in" svg:x="1.4217in" svg:y="0.0209in"><text:p>-</text:p><draw:enhanced-geometry svg:viewBox="0 0 21600 21600" draw:type="rectangle" draw:enhanced-path="M 0 0 L 21600 0 21600 21600 0 21600 0 0 Z N"/></draw:custom-shape></text:p>
      <text:p text:style-name="P1"><draw:custom-shape text:anchor-type="paragraph" draw:z-index="2" draw:name="Shape3" draw:style-name="gr3" draw:text-style-name="P8" svg:width="1.5315in" svg:height="0.5843in" svg:x="0.089in" svg:y="0.0362in"><text:p/><draw:enhanced-geometry svg:viewBox="0 0 21600 21600" draw:type="rectangle" draw:enhanced-path="M 0 0 L 21600 0 21600 21600 0 21600 0 0 Z N"/></draw:custom-shape><draw:line text:anchor-type="paragraph" draw:z-index="46" draw:name="Shape38" draw:style-name="gr8" draw:text-style-name="P6" svg:x1="7.161in" svg:y1="0.0472in" svg:x2="7.1709in" svg:y2="0.5055in"><text:p/></draw:line><draw:line text:anchor-type="paragraph" draw:z-index="47" draw:name="Shape39" draw:style-name="gr8" draw:text-style-name="P6" svg:x1="7.161in" svg:y1="0.0472in" svg:x2="8.0965in" svg:y2="0.0575in"><text:p/></draw:line><draw:line text:anchor-type="paragraph" draw:z-index="48" draw:name="Shape40" draw:style-name="gr8" draw:text-style-name="P6" svg:x1="7.6091in" svg:y1="0.1827in" svg:x2="7.6091in" svg:y2="0.2244in"><text:p/></draw:line><draw:line text:anchor-type="paragraph" draw:z-index="49" draw:name="Shape41" draw:style-name="gr8" draw:text-style-name="P6" svg:x1="8.9008in" svg:y1="0.1409in" svg:x2="8.9008in" svg:y2="0.3598in"><text:p/></draw:line><draw:custom-shape text:anchor-type="paragraph" draw:z-index="73" draw:name="Shape57" draw:style-name="gr34" svg:width="0.5941in" svg:height="0.2087in" svg:x="7.2398in" svg:y="0.1827in"><text:p>10K /5</text:p><draw:enhanced-geometry svg:viewBox="0 0 21600 21600" draw:type="rectangle" draw:enhanced-path="M 0 0 L 21600 0 21600 21600 0 21600 0 0 Z N"/></draw:custom-shape><draw:custom-shape text:anchor-type="paragraph" draw:z-index="74" draw:name="Shape58" draw:style-name="gr35" svg:width="0.3232in" svg:height="0.2398in" svg:x="1.0102in" svg:y="0.0992in"><text:p>echo</text:p><draw:enhanced-geometry svg:viewBox="0 0 21600 21600" draw:type="rectangle" draw:enhanced-path="M 0 0 L 21600 0 21600 21600 0 21600 0 0 Z N"/></draw:custom-shape><draw:custom-shape text:anchor-type="paragraph" draw:z-index="75" draw:name="Shape59" draw:style-name="gr36" svg:width="0.4898in" svg:height="0.2713in" svg:x="0.4689in" svg:y="0.0783in"><text:p>signal</text:p><draw:enhanced-geometry svg:viewBox="0 0 21600 21600" draw:type="rectangle" draw:enhanced-path="M 0 0 L 21600 0 21600 21600 0 21600 0 0 Z N"/></draw:custom-shape></text:p>
      <text:p text:style-name="P1"><draw:custom-shape text:anchor-type="paragraph" draw:z-index="44" draw:name="Shape37" draw:style-name="gr22" svg:width="1.115in" svg:height="0.6461in" svg:x="8.1402in" svg:y="0.1681in"><text:p>12-&gt;5V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78" draw:name="Shape60" draw:style-name="gr37"><draw:line draw:style-name="gr16" draw:text-style-name="P16" svg:x1="6.3469in" svg:y1="0.174in" svg:x2="6.3469in" svg:y2="0.4709in"><text:p/></draw:line><draw:line draw:style-name="gr16" draw:text-style-name="P16" svg:x1="6.4846in" svg:y1="0.3224in" svg:x2="6.3469in" svg:y2="0.174in"><text:p/></draw:line><draw:line draw:style-name="gr16" draw:text-style-name="P16" svg:x1="6.3469in" svg:y1="0.4713in" svg:x2="6.4846in" svg:y2="0.3228in"><text:p/></draw:line><draw:line draw:style-name="gr16" draw:text-style-name="P16" svg:x1="6.6909in" svg:y1="0.3228in" svg:x2="6.1402in" svg:y2="0.3228in"><text:p/></draw:line><draw:line draw:style-name="gr16" draw:text-style-name="P16" svg:x1="6.4843in" svg:y1="0.174in" svg:x2="6.4843in" svg:y2="0.4709in"><text:p/></draw:line></draw:g></text:p>
      <text:p text:style-name="P1"><draw:g text:anchor-type="paragraph" draw:z-index="40" draw:name="Shape29" draw:style-name="gr15"><draw:glue-point draw:id="4" svg:x="-1.9752in" svg:y="-1.9433in"/><draw:glue-point draw:id="5" svg:x="1.0417in" svg:y="1.9713in"/><draw:glue-point draw:id="6" svg:x="0.9063in" svg:y="-1.9598in"/><draw:g draw:style-name="gr21"><draw:rect draw:style-name="gr19" draw:text-style-name="P17" svg:width="0.2362in" svg:height="0.1276in" draw:transform="skewX (0.0164060949687467) rotate (1.59435827169682) translate (7.30486111111111in 0.428472222222222in)"><text:p/></draw:rect><draw:line draw:style-name="gr16" draw:text-style-name="P16" svg:x1="7.3697in" svg:y1="0.5075in" svg:x2="7.3681in" svg:y2="0.4287in"><text:p/></draw:line><draw:line draw:style-name="gr16" draw:text-style-name="P16" svg:x1="7.363in" svg:y1="0.1925in" svg:x2="7.3614in" svg:y2="0.1138in"><text:p/></draw:line></draw:g><draw:line draw:style-name="gr18" draw:text-style-name="P16" svg:x1="7.174in" svg:y1="0.272in" svg:x2="7.3012in" svg:y2="0.2709in"><text:p/></draw:line><draw:line draw:style-name="gr16" draw:text-style-name="P16" svg:x1="7.174in" svg:y1="0.2728in" svg:x2="7.1705in" svg:y2="0.1154in"><text:p/></draw:line></draw:g><draw:line text:anchor-type="paragraph" draw:z-index="45" draw:name="Shape33" draw:style-name="gr8" draw:text-style-name="P6" svg:x1="6.1406in" svg:y1="0.1303in" svg:x2="2.3071in" svg:y2="0.122in"><text:p/></draw:line><draw:line text:anchor-type="paragraph" draw:z-index="41" draw:name="Shape30" draw:style-name="gr8" draw:text-style-name="P6" svg:x1="2.328in" svg:y1="0.6634in" svg:x2="2.3071in" svg:y2="0.1118in"><text:p/></draw:line><draw:custom-shape text:anchor-type="paragraph" draw:z-index="59" draw:name="Shape48" draw:style-name="gr25" draw:text-style-name="P19" svg:width="0.2189in" svg:height="0.563in" svg:x="4.4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9" draw:name="Shape61" draw:style-name="gr38" draw:text-style-name="P6" svg:x1="6.6909in" svg:y1="0.1307in" svg:x2="8.1402in" svg:y2="0.1118in"><text:p/></draw:line></text:p>
      <text:p text:style-name="P1"><draw:custom-shape text:anchor-type="paragraph" draw:z-index="29" draw:name="Shape23" draw:style-name="gr13" svg:width="0.4276in" svg:height="0.2504in" svg:x="0.3283in" svg:y="0.0453in"><text:p/><draw:enhanced-geometry svg:viewBox="0 0 21600 21600" draw:type="rectangle" draw:enhanced-path="M 0 0 L 21600 0 21600 21600 0 21600 0 0 Z N"/></draw:custom-shape><draw:custom-shape text:anchor-type="paragraph" draw:z-index="30" draw:name="Shape24" draw:style-name="gr14" svg:width="0.4067in" svg:height="0.2295in" svg:x="0.9535in" svg:y="0.0453in"><text:p/><draw:enhanced-geometry svg:viewBox="0 0 21600 21600" draw:type="rectangle" draw:enhanced-path="M 0 0 L 21600 0 21600 21600 0 21600 0 0 Z N"/></draw:custom-shape></text:p>
      <text:p text:style-name="P1"><draw:line text:anchor-type="paragraph" draw:z-index="42" draw:name="Shape34" draw:style-name="gr8" draw:text-style-name="P6" svg:x1="3.2862in" svg:y1="0.1244in" svg:x2="8.1406in" svg:y2="0.1244in"><text:p/></draw:line><draw:line text:anchor-type="paragraph" draw:z-index="43" draw:name="Shape36" draw:style-name="gr8" draw:text-style-name="P6" svg:x1="3.2862in" svg:y1="0.2795in" svg:x2="3.2862in" svg:y2="0.072in"><text:p/></draw:line><draw:g text:anchor-type="paragraph" draw:z-index="61" draw:name="Shape35" draw:style-name="gr15"><draw:line draw:style-name="gr16" draw:text-style-name="P16" svg:x1="4.9673in" svg:y1="0.1248in" svg:x2="4.9673in" svg:y2="0.2232in"><text:p/></draw:line><draw:line draw:style-name="gr16" draw:text-style-name="P16" svg:x1="4.8697in" svg:y1="0.2236in" svg:x2="5.0665in" svg:y2="0.2236in"><text:p/></draw:line></draw:g></text:p>
      <text:p text:style-name="P1"><draw:custom-shape text:anchor-type="paragraph" draw:z-index="1" draw:name="Shape2" draw:style-name="gr2" draw:text-style-name="P6" svg:width="1.8752in" svg:height="0.5106in" svg:x="-0.0256in" svg:y="0.1091in"><text:p text:style-name="P6">Fuel Tank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8" draw:style-name="gr9" draw:text-style-name="P6" svg:width="1.4067in" svg:height="0.5315in" svg:x="2.089in" svg:y="0.0882in"><text:p text:style-name="P6">Accum 12V</text:p><draw:enhanced-geometry svg:viewBox="0 0 21600 21600" draw:type="rectangle" draw:enhanced-path="M 0 0 L 21600 0 21600 21600 0 21600 0 0 Z N"/></draw:custom-shape><draw:line text:anchor-type="paragraph" draw:z-index="50" draw:name="Shape42" draw:style-name="gr8" draw:text-style-name="P6" svg:x1="8.7339in" svg:y1="0.0472in" svg:x2="8.7492in" svg:y2="0.4953in"><text:p/></draw:line></text:p>
      <text:p text:style-name="P1"><draw:line text:anchor-type="paragraph" draw:z-index="60" draw:name="Shape49" draw:style-name="gr8" draw:text-style-name="P6" svg:x1="8.7339in" svg:y1="0.1575in" svg:x2="5.2602in" svg:y2="0.1472in"><text:p/></draw:line><draw:custom-shape text:anchor-type="paragraph" draw:z-index="62" draw:name="Shape50" draw:style-name="gr26" draw:text-style-name="P18" svg:width="1.0106in" svg:height="0.2295in" svg:x="7.0209in" svg:y="0.1575in"><text:p>Black,Brown</text:p><draw:enhanced-geometry svg:viewBox="0 0 21600 21600" draw:type="rectangle" draw:enhanced-path="M 0 0 L 21600 0 21600 21600 0 21600 0 0 Z N"/></draw:custom-shape></text:p>
      <text:p text:style-name="P3"><draw:g text:anchor-type="paragraph" draw:z-index="51" draw:name="Shape35" draw:style-name="gr15"><draw:line draw:style-name="gr16" draw:text-style-name="P16" svg:x1="8.75in" svg:y1="0.0622in" svg:x2="8.75in" svg:y2="0.1606in"><text:p/></draw:line><draw:line draw:style-name="gr16" draw:text-style-name="P16" svg:x1="8.6512in" svg:y1="0.161in" svg:x2="8.848in" svg:y2="0.161in"><text:p/></draw:line></draw:g>Bl</text:p>
      <text:p text:style-name="P1"/>
      <text:p text:style-name="P1"><text:soft-page-break/>RJ45:</text:p>
      <text:list xml:id="list2690539351" text:style-name="L1">
        <text:list-item>
          <text:p text:style-name="P5">Black – земля датчика топлива</text:p>
        </text:list-item>
        <text:list-item>
          <text:p text:style-name="P5">Red – питание датчика топлива, 5V</text:p>
        </text:list-item>
        <text:list-item>
          <text:p text:style-name="P5">LightGreen – сигнал с генератора, вывод W </text:p>
        </text:list-item>
        <text:list-item>
          <text:p text:style-name="P5">Blue – сигнал на датчик топлива</text:p>
        </text:list-item>
        <text:list-item>
          <text:p text:style-name="P5">LightBlue – эхо от датчика топлива</text:p>
        </text:list-item>
        <text:list-item>
          <text:p text:style-name="P5">Green – сигнал датчика температуры</text:p>
        </text:list-item>
        <text:list-item>
          <text:p text:style-name="P5">LightBrown – питание датчика температуры, 5V</text:p>
        </text:list-item>
        <text:list-item>
          <text:p text:style-name="P5">Brown – земля датчика температуры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17:34:40.888945431</meta:creation-date>
    <dc:date>2020-12-28T10:14:24.504790017</dc:date>
    <meta:editing-duration>PT2H27M11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12" meta:word-count="52" meta:character-count="340" meta:non-whitespace-character-count="299"/>
  </office:meta>
</office:document-meta>
</file>